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9f598" officeooo:paragraph-rsid="0019f598"/>
    </style:style>
    <style:style style:name="P2" style:family="paragraph" style:parent-style-name="Heading_20_1">
      <style:text-properties officeooo:rsid="0019f598" officeooo:paragraph-rsid="0019f598"/>
    </style:style>
    <style:style style:name="P3" style:family="paragraph" style:parent-style-name="Text_20_body">
      <style:text-properties officeooo:paragraph-rsid="0019f598"/>
    </style:style>
    <style:style style:name="T1" style:family="text">
      <style:text-properties officeooo:rsid="0019f598"/>
    </style:style>
    <style:style style:name="T2" style:family="text">
      <style:text-properties officeooo:rsid="001a27b8"/>
    </style:style>
    <style:style style:name="T3" style:family="text">
      <style:text-properties officeooo:rsid="001c09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Abstract </text:h>
      <text:h text:style-name="P2" text:outline-level="1">Background Information</text:h>
      <text:p text:style-name="P3"><text:tab/><text:span text:style-name="T1">The bass guitar project was originally conceived in figure </text:span><text:span text:style-name="T2">1.x. The concept behind this design is fully integrated with both the bass control as well as the amplifier. The design functions using a stepper motor for each of the strings that moves the “fret” to the correct position. The string’s vibrations are then captured via an optical sensor as opposed to a traditional m</text:span><text:span text:style-name="T3">agnetic picku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9:15.435877076</meta:creation-date>
    <dc:date>2024-11-19T09:27:07.200379196</dc:date>
    <meta:editing-duration>PT17M1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" meta:word-count="68" meta:character-count="422" meta:non-whitespace-character-count="355"/>
  </office:meta>
</office:document-meta>
</file>